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16pt" style:font-size-asian="14pt" style:font-size-complex="16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riação do Arquivo de Solicitação</text:p>
      <text:p text:style-name="P1">O Arquivo de Solicitação deve ser criado na pasta definida como Requerimento com o Seguinte Nome composto pelo Número de Operação com a extensão 001.</text:p>
      <text:p text:style-name="P1"/>
      <text:p text:style-name="P3">Arquivo de Retorno</text:p>
      <text:p text:style-name="P1">O Arquivo de Retorno será criado na pasta definida como Envio com o mesmo Nome do Arquivo de Solicitação.</text:p>
      <text:p text:style-name="P6">Observação</text:p>
      <text:p text:style-name="P1">Durante a Realização da Consulta será Criado um Arquivo com o mesmo Nome com a Extensão .STS indicando que a consulta está sendo Realizada.</text:p>
      <text:p text:style-name="P1"/>
      <text:p text:style-name="P4">Descrição dos Eventos</text:p>
      <text:p text:style-name="P8"><text:span text:style-name="T1">Verificação do Autorizador: </text:span><text:span text:style-name="T2">Utilizado para Verificar se o Autorizador está Ativo.</text:span></text:p>
      <text:p text:style-name="P8"><text:span text:style-name="T1">Transmissão de Arquivo:</text:span><text:span text:style-name="T2"> Utilizado para Transmissão dos Arquivos XML.</text:span></text:p>
      <text:p text:style-name="P7"><text:span text:style-name="T3">Consulta Situação da Transmissão:</text:span><text:span text:style-name="T2"> Utilizado para Consulta da Situação da Transmissão.</text:span></text:p>
      <text:p text:style-name="P8"><text:span text:style-name="T1">Validação Usuário:</text:span><text:span text:style-name="T2"> Utilizado para verificação de usuário valido para o Ambiente.</text:span><text:line-break/><text:line-break/><text:span text:style-name="T5">OPERACAO</text:span><text:line-break/>0 - Transmissão de Arquivo<text:line-break/>1 - Consulta Situação da Transmissão<text:line-break/>2 - Validação Usuário</text:p>
      <text:p text:style-name="P8"/>
      <text:p text:style-name="P8"><text:span text:style-name="T5">CHAVE - ARQUIVO ENVIO/RETORNO</text:span></text:p>
      <text:p text:style-name="P2">ABERTURA <text:tab/><text:tab/><text:tab/>= 000-000</text:p>
      <text:p text:style-name="P8"><text:span text:style-name="T4">OERACAO <text:tab/><text:tab/><text:tab/>= 001-000</text:span></text:p>
      <text:p text:style-name="P8"><text:span text:style-name="T4">ID_OPERACAO<text:tab/><text:tab/>= 002-000<text:line-break/>CNPJ <text:tab/><text:tab/><text:tab/><text:tab/>= 003-000<text:line-break/>EMAIL<text:tab/><text:tab/><text:tab/>= 004-000<text:line-break/>SENHA <text:tab/><text:tab/><text:tab/>= 005-000<text:line-break/>HASH<text:tab/><text:tab/><text:tab/><text:tab/>= 006-000</text:span></text:p>
      <text:p text:style-name="P8"><text:span text:style-name="T4">ARQUIVO<text:tab/><text:tab/><text:tab/>= 007-000</text:span></text:p>
      <text:p text:style-name="P8"><text:span text:style-name="T4">DATA TRANSMISSAO <text:tab/>= 105-000</text:span></text:p>
      <text:p text:style-name="P8"><text:span text:style-name="T4">INICIO REFERENCIA <text:s/><text:tab/>= 106-000</text:span></text:p>
      <text:p text:style-name="P8"><text:span text:style-name="T4">FIM REFERENCIA <text:s text:c="6"/><text:tab/>= 107-000</text:span></text:p>
      <text:p text:style-name="P8"><text:span text:style-name="T4">DATA VALIDACAO <text:s text:c="4"/><text:tab/>= 108-000</text:span></text:p>
      <text:p text:style-name="P8"><text:span text:style-name="T4">RETORNO_WEB <text:s text:c="4"/><text:tab/><text:tab/>= 800-000</text:span></text:p>
      <text:p text:style-name="P8"><text:span text:style-name="T4">COD_RETORNO <text:s text:c="5"/><text:tab/><text:tab/>= 900-000</text:span></text:p>
      <text:p text:style-name="P8"><text:span text:style-name="T4">MSG_RETORNO<text:tab/><text:tab/>= 901-000</text:span></text:p>
      <text:p text:style-name="P8"><text:span text:style-name="T4">ENCERAMENTO<text:tab/><text:tab/>= 999-000</text:span></text:p>
      <text:p text:style-name="P9"><text:span text:style-name="T4"/></text:p>
      <text:p text:style-name="P9"><text:span text:style-name="T6">Via Troca de Arquivo</text:span></text:p>
      <text:p text:style-name="P8"><text:line-break/><text:line-break/><text:span text:style-name="T7">Transmissão de Arquivo</text:span></text:p>
      <text:p text:style-name="P8"><text:span text:style-name="T4">ABERTURA <text:s text:c="6"/><text:tab/><text:tab/>= 0</text:span><text:line-break/>OERACAO <text:tab/> <text:s text:c="4"/><text:tab/><text:tab/>= 0</text:p>
      <text:p text:style-name="P8">ID_OPERACAO <text:tab/><text:tab/>= 1<text:line-break/>CNPJ <text:tab/><text:tab/> <text:s text:c="4"/><text:tab/><text:tab/>= CNPJ do Estabelecimento<text:line-break/>EMAIL<text:tab/> <text:s text:c="4"/><text:tab/><text:tab/>= E-Mail do Responsavel Técnico/Transmissor<text:line-break/>SENHA <text:s/><text:tab/> <text:s text:c="4"/><text:tab/><text:tab/>= Senha do Responsavel Técnico/Transmissor<text:line-break/>ARQUIVO<text:tab/> <text:s text:c="4"/><text:tab/><text:tab/>= Caminho do XML sem Espaços</text:p>
      <text:p text:style-name="P8"><text:soft-page-break/>ENCERAMENTO <text:tab/><text:tab/>= 0</text:p>
      <text:p text:style-name="P5"><text:span text:style-name="T5">Retorno</text:span></text:p>
      <text:p text:style-name="P8"><text:span text:style-name="T4">ABERTURA <text:s text:c="6"/><text:tab/><text:tab/>= 0</text:span><text:line-break/>OERACAO <text:tab/> <text:s text:c="4"/><text:tab/><text:tab/>= 0</text:p>
      <text:p text:style-name="P1">ID_OPERACAO <text:tab/><text:tab/>= 1</text:p>
      <text:p text:style-name="P2">HASH<text:tab/><text:tab/><text:tab/><text:tab/>= </text:p>
      <text:p text:style-name="P2">RETORNO_WEB<text:tab/><text:tab/>=</text:p>
      <text:p text:style-name="P8"><text:span text:style-name="T4">COD_RETORNO <text:s text:c="4"/><text:tab/> <text:tab/>= 000</text:span></text:p>
      <text:p text:style-name="P8"><text:span text:style-name="T4">MSG_RETORNO<text:tab/><text:tab/>= </text:span></text:p>
      <text:p text:style-name="Standard"><text:span text:style-name="T4">ENCERAMENTO <text:tab/><text:tab/>= 0</text:span><text:line-break/><text:line-break/><text:span text:style-name="T7">Consulta Situação da Transmissão</text:span><text:line-break/><text:span text:style-name="T4">ABERTURA <text:s text:c="6"/><text:tab/><text:tab/>= 0</text:span><text:line-break/>OERACAO <text:tab/> <text:s text:c="4"/><text:tab/><text:tab/>= 1</text:p>
      <text:p text:style-name="P8">ID_OPERACAO <text:tab/><text:tab/>= 2<text:line-break/>CNPJ <text:tab/><text:tab/> <text:s text:c="4"/><text:tab/><text:tab/>= CNPJ do Estabelecimento<text:line-break/>EMAIL<text:tab/> <text:s text:c="4"/><text:tab/><text:tab/>= E-Mail do Responsavel Técnico/Transmissor<text:line-break/>SENHA <text:s/><text:tab/> <text:s text:c="4"/><text:tab/><text:tab/>= Senha do Responsavel Técnico/Transmissor<text:line-break/>HASH<text:tab/><text:tab/><text:tab/><text:tab/>= Hash Geração Referente ao Envio do Arquivo</text:p>
      <text:p text:style-name="Standard">ENCERAMENTO <text:tab/><text:tab/>= 0<text:line-break/><text:span text:style-name="T7">Retorno</text:span></text:p>
      <text:p text:style-name="P8"><text:span text:style-name="T4">ABERTURA <text:s text:c="6"/><text:tab/><text:tab/>= 0</text:span><text:line-break/>OERACAO <text:tab/> <text:s text:c="4"/><text:tab/><text:tab/>= 1</text:p>
      <text:p text:style-name="P1">ID_OPERACAO <text:tab/><text:tab/>= 2</text:p>
      <text:p text:style-name="P2">HASH<text:tab/><text:tab/><text:tab/><text:tab/>= </text:p>
      <text:p text:style-name="P8"><text:span text:style-name="T4">DATA TRANSMISSAO <text:tab/>= 10/02/2012</text:span></text:p>
      <text:p text:style-name="P8"><text:span text:style-name="T4">INICIO REFERENCIA <text:s/><text:tab/>= 01/02/2012</text:span></text:p>
      <text:p text:style-name="P8"><text:span text:style-name="T4">FIM REFERENCIA <text:s text:c="6"/><text:tab/>= 07/02/2012</text:span></text:p>
      <text:p text:style-name="P2">DATA VALIDACAO <text:s text:c="4"/><text:tab/>= 11/02/2012</text:p>
      <text:p text:style-name="P2">RETORNO_WEB<text:tab/><text:tab/>=</text:p>
      <text:p text:style-name="P8"><text:span text:style-name="T4">COD_RETORNO <text:s text:c="4"/><text:tab/> <text:tab/>= 000</text:span></text:p>
      <text:p text:style-name="P8"><text:span text:style-name="T4">MSG_RETORNO<text:tab/><text:tab/>= </text:span></text:p>
      <text:p text:style-name="Standard"><text:span text:style-name="T4">ENCERAMENTO <text:tab/><text:tab/>= 0</text:span></text:p>
      <text:p text:style-name="Standard"><text:line-break/><text:span text:style-name="T7">Validação Usuário</text:span><text:line-break/><text:span text:style-name="T4">ABERTURA <text:s text:c="6"/><text:tab/><text:tab/>= 0</text:span><text:line-break/>OERACAO <text:tab/> <text:s text:c="4"/><text:tab/><text:tab/>= 2</text:p>
      <text:p text:style-name="Standard">ID_OPERACAO <text:tab/><text:tab/>= 3<text:line-break/>CNPJ <text:tab/><text:tab/> <text:s text:c="4"/><text:tab/><text:tab/>= CNPJ do Estabelecimento<text:line-break/>EMAIL<text:tab/> <text:s text:c="4"/><text:tab/><text:tab/>= E-Mail do Responsavel Técnico/Transmissor<text:line-break/>SENHA <text:s/><text:tab/> <text:s text:c="4"/><text:tab/><text:tab/>= Senha do Responsavel Técnico/Transmissor</text:p>
      <text:p text:style-name="Standard">ENCERAMENTO <text:tab/><text:tab/>= 0<text:line-break/><text:span text:style-name="T7">Retorno</text:span></text:p>
      <text:p text:style-name="P8"><text:span text:style-name="T4">ABERTURA <text:s text:c="6"/><text:tab/><text:tab/>= 0</text:span><text:line-break/>OERACAO <text:tab/> <text:s text:c="4"/><text:tab/><text:tab/>= 2</text:p>
      <text:p text:style-name="P1">ID_OPERACAO <text:tab/><text:tab/>= 3</text:p>
      <text:p text:style-name="P2">RETORNO_WEB<text:tab/><text:tab/>= Usúario Válidado com Sucesso!</text:p>
      <text:p text:style-name="P8"><text:span text:style-name="T4">COD_RETORNO <text:s text:c="4"/><text:tab/> <text:tab/>= 000</text:span></text:p>
      <text:p text:style-name="P8"><text:span text:style-name="T4">MSG_RETORNO<text:tab/><text:tab/>= Usúario Válidado com Sucesso!</text:span></text:p>
      <text:p text:style-name="P1">ENCERAMENTO <text:tab/><text:tab/>= 0</text:p>
      <text:p text:style-name="Standard"><text:span text:style-name="T5"/></text:p>
      <text:p text:style-name="Standard"><text:soft-page-break/><text:span text:style-name="T5"/></text:p>
      <text:p text:style-name="P10"><text:span text:style-name="T5">Via Parametrôs</text:span></text:p>
      <text:p text:style-name="Standard"><text:span text:style-name="T5"/></text:p>
      <text:p text:style-name="Standard"><text:span text:style-name="T5">TransmissorSNGPC.exe OPERACAO CNPJ EMAIL SENHA VALOR</text:span></text:p>
      <text:p text:style-name="P1">Na Execução com passagem de parametro a unica variante é o Valor que pode ser o Caminho do XML ou o Hash de Identificaç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9M40S</meta:editing-duration>
    <meta:editing-cycles>24</meta:editing-cycles>
    <meta:generator>BrOffice/3.3$Win32 LibreOffice_project/330m19$Build-401</meta:generator>
    <dc:date>2012-02-13T21:52:11.35</dc:date>
    <meta:document-statistic meta:table-count="0" meta:image-count="0" meta:object-count="0" meta:page-count="3" meta:paragraph-count="62" meta:word-count="430" meta:character-count="2966"/>
    <meta:user-defined meta:name="Info 1"/>
    <meta:user-defined meta:name="Info 2"/>
    <meta:user-defined meta:name="Info 3"/>
    <meta:user-defined meta:name="Info 4"/>
  </office:meta>
</office:document-meta>
</file>